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fbfa6" officeooo:paragraph-rsid="000fbfa6"/>
    </style:style>
    <style:style style:name="P2" style:family="paragraph" style:parent-style-name="Standard">
      <style:text-properties officeooo:rsid="000fbfa6" officeooo:paragraph-rsid="0019ceb3"/>
    </style:style>
    <style:style style:name="P3" style:family="paragraph" style:parent-style-name="Standard">
      <style:text-properties fo:font-weight="bold" officeooo:rsid="000fbfa6" officeooo:paragraph-rsid="000fbfa6" style:font-weight-asian="bold" style:font-weight-complex="bold"/>
    </style:style>
    <style:style style:name="P4" style:family="paragraph" style:parent-style-name="Standard">
      <style:text-properties fo:font-weight="bold" officeooo:rsid="000fbfa6" officeooo:paragraph-rsid="0019ceb3" style:font-weight-asian="bold" style:font-weight-complex="bold"/>
    </style:style>
    <style:style style:name="P5" style:family="paragraph" style:parent-style-name="Standard">
      <style:text-properties fo:font-weight="bold" officeooo:rsid="0019ceb3" officeooo:paragraph-rsid="0019ceb3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19ceb3" officeooo:paragraph-rsid="0019ceb3" style:font-weight-asian="bold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0fbfa6" officeooo:paragraph-rsid="000fbfa6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0fbfa6" officeooo:paragraph-rsid="0019ceb3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normal" officeooo:rsid="000fbfa6" officeooo:paragraph-rsid="000fbfa6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normal" officeooo:rsid="000fbfa6" officeooo:paragraph-rsid="0019ceb3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rsid="0012ea13" officeooo:paragraph-rsid="0019ceb3"/>
    </style:style>
    <style:style style:name="P12" style:family="paragraph" style:parent-style-name="Standard">
      <style:text-properties officeooo:rsid="0019ceb3" officeooo:paragraph-rsid="0019ceb3"/>
    </style:style>
    <style:style style:name="P13" style:family="paragraph" style:parent-style-name="Standard">
      <style:text-properties officeooo:rsid="001c1cfa" officeooo:paragraph-rsid="001c1cfa"/>
    </style:style>
    <style:style style:name="P14" style:family="paragraph" style:parent-style-name="Standard">
      <style:text-properties officeooo:rsid="001cbc67" officeooo:paragraph-rsid="001cbc67"/>
    </style:style>
    <style:style style:name="P15" style:family="paragraph" style:parent-style-name="Standard" style:list-style-name="L1">
      <style:text-properties fo:font-size="10pt" fo:font-style="italic" style:text-underline-style="none" officeooo:rsid="001c1cfa" officeooo:paragraph-rsid="001c1cfa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2pt" fo:font-style="italic" style:text-underline-style="solid" style:text-underline-width="auto" style:text-underline-color="font-color" officeooo:rsid="001c1cfa" officeooo:paragraph-rsid="001c1cfa" style:font-size-asian="12pt" style:font-style-asian="italic" style:font-size-complex="12pt" style:font-style-complex="italic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2ea13" style:font-style-asian="normal" style:font-style-complex="normal"/>
    </style:style>
    <style:style style:name="T3" style:family="text">
      <style:text-properties fo:font-style="normal" style:text-underline-style="none" officeooo:rsid="001cbc67" style:font-style-asian="normal" style:font-style-complex="normal"/>
    </style:style>
    <style:style style:name="T4" style:family="text">
      <style:text-properties fo:font-style="normal" style:text-underline-style="none" officeooo:rsid="001dd880" style:font-style-asian="normal" style:font-style-complex="normal"/>
    </style:style>
    <style:style style:name="T5" style:family="text">
      <style:text-properties officeooo:rsid="0010f45e"/>
    </style:style>
    <style:style style:name="T6" style:family="text">
      <style:text-properties officeooo:rsid="0012ea13"/>
    </style:style>
    <style:style style:name="T7" style:family="text">
      <style:text-properties officeooo:rsid="00151c3f"/>
    </style:style>
    <style:style style:name="T8" style:family="text">
      <style:text-properties officeooo:rsid="001a8c4f"/>
    </style:style>
    <style:style style:name="T9" style:family="text">
      <style:text-properties officeooo:rsid="001c1cfa"/>
    </style:style>
    <style:style style:name="T10" style:family="text">
      <style:text-properties officeooo:rsid="001cbc67"/>
    </style:style>
    <style:style style:name="T11" style:family="text">
      <style:text-properties officeooo:rsid="001dd88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16</text:span>/0<text:span text:style-name="T9">6</text:span>/2023</text:p>
      <text:p text:style-name="P3"/>
      <text:p text:style-name="P3">Data</text:p>
      <text:p text:style-name="P7">done:</text:p>
      <text:p text:style-name="P13">meeting with ANSES</text:p>
      <text:p text:style-name="P1"/>
      <text:p text:style-name="P7">to do:</text:p>
      <text:p text:style-name="P13">Validate collaboration on data -&gt; <text:span text:style-name="T11">reply</text:span><text:span text:style-name="T10"> to </text:span><text:span text:style-name="T11">Vivian (to be discussed)</text:span></text:p>
      <text:p text:style-name="P1"/>
      <text:p text:style-name="P3">Network</text:p>
      <text:p text:style-name="P9">done:</text:p>
      <text:p text:style-name="P13">Temporal network in C<text:span text:style-name="T11">++</text:span> at different time scale<text:span text:style-name="T11">s</text:span> (day, week, etc.)</text:p>
      <text:p text:style-name="P1"/>
      <text:p text:style-name="P7">to do:</text:p>
      <text:p text:style-name="P13">Obtain<text:span text:style-name="T11">ing</text:span> data to build a <text:span text:style-name="T11">realistic</text:span> model<text:span text:style-name="T11"> (initially using data via the link provided by ANSES)</text:span></text:p>
      <text:p text:style-name="P1"/>
      <text:p text:style-name="P3"><text:span text:style-name="T7">E</text:span><text:span text:style-name="T5">pidemiological </text:span>model<text:span text:style-name="T7">ling</text:span></text:p>
      <text:p text:style-name="P7">done:</text:p>
      <text:p text:style-name="P16"><text:span text:style-name="T3">Bibliography on </text:span><text:span text:style-name="T4">AMR</text:span><text:span text:style-name="T3"> (E. coli oriented). I haven't found anything in France, but there may be other sources of interest. It might be interesting to compare them with the work done by ETH Zurich:</text:span></text:p>
      <text:p text:style-name="P16"><text:span text:style-name="T3"/></text:p>
      <text:list xml:id="list1892798844" text:style-name="L1">
        <text:list-item>
          <text:p text:style-name="P15">Ayscue, P., Lanzas, C., Ivanek, R., Gröhn, Y.T., 2009. Modeling On-Farm Escherichia coli O157:H7 Population Dynamics.</text:p>
        </text:list-item>
        <text:list-item>
          <text:p text:style-name="P15">Hurdoganoglu, U., Kaymakamzade, B., Sultanoglu, N., Guler, E., Hincal, E., Suer, K., 2022. Evaluation of ESBL resistance dynamics in Escherichia coli isolates by mathematical modeling. </text:p>
        </text:list-item>
        <text:list-item>
          <text:p text:style-name="P15">Liu, W., Matthews, L., Chase-Topping, M., Savill, N.J., Shaw, D.J., Woolhouse, M.E.J., 2007. Metapopulation dynamics of Escherichia coli O157 in cattle: an exploratory model.</text:p>
        </text:list-item>
        <text:list-item>
          <text:p text:style-name="P15">Volkova, V.V., Lanzas, C., Lu, Z., Gröhn, Y.T., 2012. Mathematical Model of Plasmid-Mediated Resistance to Ceftiofur in Commensal Enteric Escherichia coli of Cattle.</text:p>
        </text:list-item>
        <text:list-item>
          <text:p text:style-name="P15">Volkova, V.V., Lu, Z., Lanzas, C., Scott, H.M., Gröhn, Y.T., 2013. Modelling dynamics of plasmid-gene mediated antimicrobial resistance in enteric bacteria using stochastic differential equations. </text:p>
        </text:list-item>
        <text:list-item>
          <text:p text:style-name="P15">Zhang, X.-S., 2012. Escherichia coli O157 infection on cattle farms: the formulation of the force of infection and its effect on control effectiveness. </text:p>
        </text:list-item>
        <text:list-item>
          <text:p text:style-name="P15">Zhang, X.-S., Chase-Topping, M.E., McKendrick, I.J., Savill, N.J., Woolhouse, M.E.J., 2010. Spread of E. coli O157 infection among Scottish cattle farms: Stochastic models and model selection. </text:p>
        </text:list-item>
      </text:list>
      <text:p text:style-name="P7"/>
      <text:p text:style-name="P7">to do:</text:p>
      <text:p text:style-name="P14">Meeting with ETHz about <text:span text:style-name="T11">the </text:span>model</text:p>
      <text:p text:style-name="P1"/>
      <text:p text:style-name="P3">miscellaneous</text:p>
      <text:p text:style-name="P1"/>
      <text:p text:style-name="P1"><text:span text:style-name="T10">s</text:span>ubmi<text:span text:style-name="T10">ssion of the</text:span> <text:span text:style-name="T6">article</text:span><text:span text:style-name="T10"> with correction</text:span><text:span text:style-name="T11">s</text:span><text:span text:style-name="T10"> to revioewers:</text:span> "Coupling spatial and temporal structure in batch rearing modelling fot understanding the spread of the swine influenza A virus" in PVM IA (special issue)</text:p>
      <text:p text:style-name="P1"/>
      <text:p text:style-name="P14">Problem with the INRAE/INSERM agreement. Hoping that a positive resolution can be reached.</text:p>
      <text:p text:style-name="P6">2/06/2023</text:p>
      <text:p text:style-name="P12"/>
      <text:p text:style-name="P4">Data</text:p>
      <text:p text:style-name="P8">done:</text:p>
      <text:p text:style-name="P12">us<text:span text:style-name="T8">ed Italian data</text:span> to develop two toy models</text:p>
      <text:p text:style-name="P2"/>
      <text:p text:style-name="P8">to do:</text:p>
      <text:p text:style-name="P12">organize <text:span text:style-name="T8">a </text:span>meeting with ANSES for BDNI</text:p>
      <text:p text:style-name="P2"/>
      <text:p text:style-name="P4">Network</text:p>
      <text:p text:style-name="P10">done:</text:p>
      <text:p text:style-name="P2">Developed two initial toy models (one in Python and the other in C++) based on Italian data.</text:p>
      <text:p text:style-name="P2">Continued working on the bibliography.</text:p>
      <text:p text:style-name="P2"/>
      <text:p text:style-name="P8">to do:</text:p>
      <text:p text:style-name="P12"><text:span text:style-name="T8">Improve the</text:span> toy models and explore <text:span text:style-name="T8">the </text:span>results</text:p>
      <text:p text:style-name="P2"/>
      <text:p text:style-name="P4"><text:span text:style-name="T7">E</text:span><text:span text:style-name="T5">pidemiological </text:span>model<text:span text:style-name="T7">ling</text:span></text:p>
      <text:p text:style-name="P8">done:</text:p>
      <text:p text:style-name="P8"/>
      <text:p text:style-name="P8">to do:</text:p>
      <text:p text:style-name="P11"/>
      <text:p text:style-name="P2"/>
      <text:p text:style-name="P4">miscellaneous</text:p>
      <text:p text:style-name="P2"/>
      <text:p text:style-name="P12"><text:span text:style-name="T8">visit to the lab</text:span> on Wednesday.</text:p>
      <text:p text:style-name="P12">Medical visit scheduled for Thursday.</text:p>
      <text:p text:style-name="P12">Waiting for the signed agree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1:11:33.556395375</meta:creation-date>
    <dc:date>2023-06-16T11:43:25.759002778</dc:date>
    <meta:editing-duration>PT46M41S</meta:editing-duration>
    <meta:editing-cycles>6</meta:editing-cycles>
    <meta:generator>LibreOffice/7.5.3.2$Linux_X86_64 LibreOffice_project/50$Build-2</meta:generator>
    <meta:document-statistic meta:table-count="0" meta:image-count="0" meta:object-count="0" meta:page-count="2" meta:paragraph-count="45" meta:word-count="386" meta:character-count="2504" meta:non-whitespace-character-count="2166"/>
  </office:meta>
</office:document-meta>
</file>